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アクセス（国別）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ロシア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不明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ドイツ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タイ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中国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アメリカ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ギリシャ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メキシコ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台湾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インドネシア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デンマーク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ブラジル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ノルウェー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フィリピン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ベトナム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ルーマニア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韓国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ウクライナ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19])"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00/00/00</text:date>, <text:time style:data-style-name="N2" text:time-value="09:35:02.3778288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9:37.897701087</meta:creation-date>
    <meta:editing-duration>PT43M1S</meta:editing-duration>
    <meta:editing-cycles>5</meta:editing-cycles>
    <meta:generator>LibreOffice/6.0.7.3$Linux_X86_64 LibreOffice_project/00m0$Build-3</meta:generator>
    <dc:date>2020-02-10T09:43:58.927782961</dc:date>
    <meta:document-statistic meta:table-count="1" meta:cell-count="58" meta:object-count="0"/>
  </office:meta>
</office:document-meta>
</file>